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A2" style:family="table-cell" style:data-style-name="N65">
      <style:table-cell-properties style:vertical-align=""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7"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8"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9"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0"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1"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12"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13"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14"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15"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16"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17"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18"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19"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0"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1"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2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3" style:family="paragraph" style:parent-style-name="Table_20_Heading">
      <style:text-properties style:font-name="FreeSerif" style:font-size-asian="10.5pt"/>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160b81"/>
    </style:style>
    <style:style style:name="P26" style:family="paragraph" style:parent-style-name="Text_20_body">
      <style:text-properties officeooo:paragraph-rsid="001dceef"/>
    </style:style>
    <style:style style:name="P27" style:family="paragraph" style:parent-style-name="code">
      <style:text-properties fo:font-size="9pt" style:font-size-asian="9pt" style:font-size-complex="9pt"/>
    </style:style>
    <style:style style:name="P28" style:family="paragraph" style:parent-style-name="Text_20_body" style:list-style-name="L2"/>
    <style:style style:name="P29" style:family="paragraph" style:parent-style-name="Text_20_body">
      <style:text-properties officeooo:rsid="00822301" officeooo:paragraph-rsid="00849391"/>
    </style:style>
    <style:style style:name="P30" style:family="paragraph" style:parent-style-name="Text_20_body">
      <style:text-properties officeooo:rsid="0089ccae" officeooo:paragraph-rsid="008bde3b"/>
    </style:style>
    <style:style style:name="P31" style:family="paragraph" style:parent-style-name="Text_20_body">
      <style:text-properties officeooo:rsid="0089ccae" officeooo:paragraph-rsid="008dbd8d"/>
    </style:style>
    <style:style style:name="P32" style:family="paragraph" style:parent-style-name="Text_20_body">
      <style:text-properties officeooo:rsid="008dbd8d" officeooo:paragraph-rsid="008dbd8d"/>
    </style:style>
    <style:style style:name="P33" style:family="paragraph" style:parent-style-name="Text_20_body">
      <style:text-properties officeooo:rsid="008df082" officeooo:paragraph-rsid="008df082"/>
    </style:style>
    <style:style style:name="P34" style:family="paragraph" style:parent-style-name="Text_20_body">
      <style:text-properties officeooo:rsid="0090644e" officeooo:paragraph-rsid="0090644e"/>
    </style:style>
    <style:style style:name="P35" style:family="paragraph" style:parent-style-name="Text_20_body">
      <style:text-properties officeooo:rsid="00918f73" officeooo:paragraph-rsid="00918f73"/>
    </style:style>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enum" style:list-style-name="L1"/>
    <style:style style:name="P39" style:family="paragraph" style:parent-style-name="enum" style:list-style-name="L1">
      <style:text-properties fo:font-weight="normal" style:font-weight-asian="normal" style:font-weight-complex="normal"/>
    </style:style>
    <style:style style:name="P40" style:family="paragraph" style:parent-style-name="enum" style:list-style-name="L1">
      <style:text-properties officeooo:rsid="0018e801" officeooo:paragraph-rsid="0018e801"/>
    </style:style>
    <style:style style:name="P4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2" style:family="paragraph" style:parent-style-name="enum" style:list-style-name="L1">
      <style:text-properties fo:language="fr" fo:country="CA" style:language-asian="zh" style:country-asian="CN" style:language-complex="ar" style:country-complex="SA"/>
    </style:style>
    <style:style style:name="P43" style:family="paragraph" style:parent-style-name="question">
      <style:text-properties officeooo:paragraph-rsid="008114eb"/>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fo:font-style="normal" officeooo:rsid="0025d16c" style:font-style-asian="normal" style:font-style-complex="normal"/>
    </style:style>
    <style:style style:name="T15" style:family="text">
      <style:text-properties fo:font-style="normal" officeooo:rsid="0040d212" style:font-style-asian="normal" style:font-style-complex="normal"/>
    </style:style>
    <style:style style:name="T16" style:family="text">
      <style:text-properties fo:font-style="normal" officeooo:rsid="0070e8c1" style:font-style-asian="normal" style:font-style-complex="normal"/>
    </style:style>
    <style:style style:name="T17" style:family="text">
      <style:text-properties officeooo:rsid="0024c8ae"/>
    </style:style>
    <style:style style:name="T18" style:family="text">
      <style:text-properties officeooo:rsid="00406ebb"/>
    </style:style>
    <style:style style:name="T19" style:family="text">
      <style:text-properties officeooo:rsid="004a258c"/>
    </style:style>
    <style:style style:name="T20" style:family="text">
      <style:text-properties officeooo:rsid="004e63f0"/>
    </style:style>
    <style:style style:name="T21" style:family="text">
      <style:text-properties officeooo:rsid="00529ed9"/>
    </style:style>
    <style:style style:name="T22" style:family="text">
      <style:text-properties officeooo:rsid="00554fc1"/>
    </style:style>
    <style:style style:name="T23" style:family="text">
      <style:text-properties officeooo:rsid="005ac7d2"/>
    </style:style>
    <style:style style:name="T24" style:family="text">
      <style:text-properties officeooo:rsid="006ea227"/>
    </style:style>
    <style:style style:name="T25" style:family="text">
      <style:text-properties officeooo:rsid="007ba9cf"/>
    </style:style>
    <style:style style:name="T26" style:family="text">
      <style:text-properties officeooo:rsid="0083eabc"/>
    </style:style>
    <style:style style:name="T27" style:family="text">
      <style:text-properties officeooo:rsid="00849391"/>
    </style:style>
    <style:style style:name="T28" style:family="text">
      <style:text-properties style:text-position="0% 100%" style:font-name="FreeSerif1" officeooo:rsid="008bde3b" style:font-size-asian="10.5pt" style:font-style-complex="italic" style:font-weight-complex="bold"/>
    </style:style>
    <style:style style:name="T29" style:family="text">
      <style:text-properties officeooo:rsid="008fd18c"/>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65">
      <number:fraction number:min-integer-digits="0" number:min-numerator-digits="1" loext:max-numerator-digits="1" number:min-denominator-digits="1" loext:max-denominator-value="9"/>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2479229752" text:style-name="L1">
        <text:list-item>
          <text:p text:style-name="P38">Répondez directement dans le questionnaire ODT avec LibreOffice ou OpenOffice.</text:p>
        </text:list-item>
        <text:list-item>
          <text:p text:style-name="P38">La correction se fera directement dans le document électronique <text:span text:style-name="T9">ODT.</text:span></text:p>
        </text:list-item>
        <text:list-item>
          <text:p text:style-name="P38">Le questionnaire rempli et le code doivent être remis par Moodle <text:span text:style-name="T5">dans une archive tar.gz :</text:span></text:p>
          <text:list>
            <text:list-item>
              <text:list>
                <text:list-item>
                  <text:p text:style-name="P39">Utilisez la commande « make dist » pour générer l'archive tar.gz.</text:p>
                </text:list-item>
                <text:list-item>
                  <text:p text:style-name="P39">Glissez le questionnaire rempli dans l'archive.</text:p>
                </text:list-item>
                <text:list-item>
                  <text:p text:style-name="P39">Pas de .zip, pas de .7z et pas de .tar : seulement le .tar.gz qui est généré par la commance « make dist » avec le rapport glissé à l'intérieur.</text:p>
                </text:list-item>
              </text:list>
            </text:list-item>
          </text:list>
        </text:list-item>
        <text:list-item>
          <text:p text:style-name="P38">Une seule personne de l'équipe doit effectuer la remise sur Moodle.</text:p>
        </text:list-item>
        <text:list-item>
          <text:p text:style-name="P40">Vérifiez que l'archive remise contient tous les fichiers nécessaires.</text:p>
        </text:list-item>
        <text:list-item>
          <text:p text:style-name="P38"><text:soft-page-break/>Avant la remise, faites <text:span text:style-name="technical">make clean</text:span> et supprimez les images.</text:p>
        </text:list-item>
        <text:list-item>
          <text:p text:style-name="P38">Pour obtenir les mesures de performance, compilez avec l'optimisation -O2 (valeur par défaut).</text:p>
        </text:list-item>
        <text:list-item>
          <text:p text:style-name="P41">Recommencez une expérience si vous jugez que les données sont anormales.</text:p>
        </text:list-item>
        <text:list-item>
          <text:p text:style-name="P41">Utilisez les machines du laboratoire pour obtenir vos résultats.</text:p>
        </text:list-item>
        <text:list-item>
          <text:p text:style-name="P42">10% de la note finale peut être enlevée pour la mauvaise qualité de la langue, soit 1% par faute.</text:p>
        </text:list-item>
        <text:list-item>
          <text:p text:style-name="P38"><text:span text:style-name="T1">La correction s'effectue avec l'option de compilation </text:span><text:span text:style-name="technical"><text:span text:style-name="T1">-Wall</text:span></text:span> (valeur par défaut).</text:p>
        </text:list-item>
        <text:list-item>
          <text:p text:style-name="P4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2">Description</text:p>
          </table:table-cell>
          <table:table-cell table:style-name="Tableau1.B1" office:value-type="string">
            <text:p text:style-name="P2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2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35">Globalement, l’HyperThreading diminue les performances par rapport à une exécution sérielle. Mais on remarque qu’il y a beaucoup moins de défaut de cache que lorsque deux cœurs physiques distincts sont utilisés.</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35">Lorsque le nombre de cœurs virtuels dépasse la taille du tableau, certains cœurs ne travaillent alors plus sur ce dernier, résultant ainsi en une stagnation des performance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3">Fonction</text:p>
            </table:table-cell>
            <table:table-cell table:style-name="Tableau2.A1" office:value-type="string">
              <text:p text:style-name="P23">Performance affectée à 1 fil?</text:p>
            </table:table-cell>
            <table:table-cell table:style-name="Tableau2.A1" office:value-type="string">
              <text:p text:style-name="P23">Mise à l'échelle affectée?</text:p>
            </table:table-cell>
            <table:table-cell table:style-name="Tableau2.A1" office:value-type="string">
              <text:p text:style-name="P23">Erreur de programmation</text:p>
            </table:table-cell>
            <table:table-cell table:style-name="Tableau2.E1" office:value-type="string">
              <text:p text:style-name="P2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9">Non</text:p>
          </table:table-cell>
          <table:table-cell table:style-name="Tableau2.A2" office:value-type="string">
            <text:p text:style-name="P12">Non</text:p>
          </table:table-cell>
          <table:table-cell table:style-name="Tableau2.A2" office:value-type="string">
            <text:p text:style-name="P19">Le pointeur chunk est partagé par les threads. <text:span text:style-name="T24">Et ses champs ne sont pas stockés dans des variables locales.</text:span></text:p>
          </table:table-cell>
          <table:table-cell table:style-name="Tableau2.E2" office:value-type="string">
            <text:p text:style-name="P20">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8">Non</text:p>
          </table:table-cell>
          <table:table-cell table:style-name="Tableau2.A2" office:value-type="string">
            <text:p text:style-name="P7">Oui</text:p>
          </table:table-cell>
          <table:table-cell table:style-name="Tableau2.A2" office:value-type="string">
            <text:p text:style-name="P6">Les deux lignes de la directive <text:span text:style-name="T4">SINGLE</text:span><text:span text:style-name="T11"> </text:span><text:span text:style-name="T15">pourraient</text:span><text:span text:style-name="T11"> être exécutées avant la section parallèle</text:span><text:span text:style-name="T14">. </text:span><text:span text:style-name="T16">De plus la barrière est inutile, puisque la directive no wait n’est pas présente</text:span><text:span text:style-name="T11">.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13">Les fils d’exécution travaillent sur les mêmes données, <text:span text:style-name="T18">le travail global est donc augmenté</text:span>. <text:span text:style-name="T18">De plus, </text:span>la cache est invalidée fréquemment lors des écritures mémoires <text:span text:style-name="T18">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5">P<text:span text:style-name="T17">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14">Une instruction atomique <text:span text:style-name="T19">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15">Même raison que slow_c.</text:p>
          </table:table-cell>
          <table:table-cell table:style-name="Tableau2.E2" office:value-type="string">
            <text:p text:style-name="P15">L’utilisation d’<text:span text:style-name="T20">une section critique est implémentée par des verrous. La prise de verrou et leur relâche engendre un coût supplémentaire.</text:span></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16">L’accès à la mémoire est faite dans un ordre qui ne facilite pas <text:span text:style-name="T21">l’utilisation de la cache (l’indice i devrait varier dans la boucle la plus imbriquée).</text:span></text:p>
          </table:table-cell>
          <table:table-cell table:style-name="Tableau2.E2" office:value-type="string">
            <text:p text:style-name="P17">En parcourant le vecteur de cette façon, la localité spatiale n’est pas prise en compte et génère des fautes de cache. Ceci est vérifié par les résultats de performance qui montre un fort taux de faute de cache, <text:span text:style-name="T22">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8">Non</text:p>
          </table:table-cell>
          <table:table-cell table:style-name="Tableau2.A2" office:value-type="string">
            <text:p text:style-name="P10">Non</text:p>
          </table:table-cell>
          <table:table-cell table:style-name="Tableau2.A2" office:value-type="string">
            <text:p text:style-name="P18">Le <text:span text:style-name="T23">calcul n’est pas divisé de manière équitable (calcul des indices start et end).</text:span></text:p>
          </table:table-cell>
          <table:table-cell table:style-name="Tableau2.E2" office:value-type="string">
            <text:p text:style-name="P21">Un thread travaillera sur une plus grande partie des données qu’un autr<text:span text:style-name="T25">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36"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9449045" text:style-name="L2">
        <text:list-item>
          <text:p text:style-name="P28">q : quitter</text:p>
        </text:list-item>
        <text:list-item>
          <text:p text:style-name="P28">1 : utiliser la librairie série</text:p>
        </text:list-item>
        <text:list-item>
          <text:p text:style-name="P28">2 : utiliser la librairie OpenMP à 8 fils</text:p>
        </text:list-item>
        <text:list-item>
          <text:p text:style-name="P28">3 : utiliser la librairie OpenCL</text:p>
        </text:list-item>
        <text:list-item>
          <text:p text:style-name="P28">Espace : activer ou désactiver l'affichage</text:p>
        </text:list-item>
      </text:list>
      <text:p text:style-name="P2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P43"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text:h>
            <text:p text:style-name="P34">Les boucles while ont été transformées en boucle for afin de pouvoir utiliser les directives OpenMP. <text:s/>La variable d’itération x a été déclarée comme privée dans la section parallèle for. Tous les champs constants de la structure sinoscope ont été copiés comme variables privées pour chacun des threads afin d’éviter les indirections mémoire pendant les calculs. </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34">Pour trouver efficacement le problème, il est possible d’évaluer la portée des variables utilisées pendant le calcul afin de vérifier les possibles écritures concurrentes.</text:p>
            <text:p text:style-name="P34">Il s’avère qu’une variable utilisée par la fonction <text:span text:style-name="T4">value_color </text:span><text:span text:style-name="T11">était globale. Ainsi, tous les threads voulant calculer les couleurs du pixel courant écrivaient tous à la </text:span><text:soft-page-break/><text:span text:style-name="T11">même adresse mémoire. On remarque qu’après correction du problème il ni gain, ni pertes significatifs de performance.</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text:h>
            <text:p text:style-name="P33">Il a été décidé de créer une nouvelle structure de données contenant les informations nécessaires au calcul mais ne possédant aucun pointeur. <text:span text:style-name="T29">Cette structure ainsi qu’un buffer servant de conteneur aux pixels calculés sont envoyés en paramètre au kernel. La structure de sinoscope se voit attribuer ce vecteur comme buffer d’image à la fin du calcul. </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7">./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7"><text:soft-page-break/>./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9">On remarque que les temps de démarrage (et donc les surcoûts) sont cohérents par rapport aux techniques utilisées. En effet, puisque l’on manipule des images de taille 1 par 1, la création de threads dans un cas et la communication avec le GPU dans l’autre, sont plus coûteux que l’utilisation de l’algorithme en série. <text:span text:style-name="T26">Cela se traduit par des surcoûts au démarrage de 6 pour l’utilisation de 8 threads et de 24 pour l’initialisation du GPU. De plus, on remarque que le surcoût introduit par le démarrage de 8 threads est bien inférieur au surcoût du démarrage GPU.</text:span></text:p>
            <text:p text:style-name="P29"><text:s/><text:span text:style-name="T27">Au sujet des débits, les accélérations obtenues sont cohérentes quant aux technologies utilisées. On remarque cependant que l’accélération mesurée pour une exécution de l’algorithme en utilisant 8 threads n’est pas linéaire. En utilisant la loi d’Amdahl on calcule que la fraction du code parallélisable est de 87%. De plus, l’utilisation du GPU octroie de bien meilleures performances que l’utilisation d’OpenMP (débit 140 supérieur).</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2" office:value-type="float" office:value="0">
            <text:h text:style-name="question" text:outline-level="2">À partir de quelle superficie d'image vaut-il mieux utiliser OpenCL et la carte graphique à la place du processeur avec OpenMP à 8 fils?</text:h>
            <text:p text:style-name="P31">D’après les résultats obtenus, ll est nécessaire de résoudre l’équation suivante :</text:p>
            <text:p text:style-name="P31"><text:span text:style-name="T28"><draw:frame draw:style-name="fr2" draw:name="Objet1" text:anchor-type="as-char" svg:width="8.543cm" svg:height="0.998cm" draw:z-index="1"><draw:object xlink:href="./Object 1" xlink:type="simple" xlink:show="embed" xlink:actuate="onLoad"/><draw:image xlink:href="./ObjectReplacements/Object 1" xlink:type="simple" xlink:show="embed" xlink:actuate="onLoad"/></draw:frame></text:span></text:p>
            <text:p text:style-name="P31"><text:span text:style-name="T28"/></text:p>
            <text:p text:style-name="P30"><text:span text:style-name="T28"/></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32">OpenCL sera préférable lorsque le programme à paralléliser possède peu d’indirections et que tous les éléments nécessaires au calcul peuvent facilement être transmis au GPU. En revanche, si le programme peut nécessiter des accès en RAM fréquents, </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1H49M42S</meta:editing-duration>
    <meta:editing-cycles>504</meta:editing-cycles>
    <meta:generator>LibreOffice/6.0.6.1$Linux_X86_64 LibreOffice_project/00$Build-1</meta:generator>
    <dc:date>2018-11-08T18:47:02.904681941</dc:date>
    <meta:document-statistic meta:table-count="9" meta:image-count="0" meta:object-count="1" meta:page-count="9" meta:paragraph-count="147" meta:word-count="2510" meta:character-count="15769" meta:non-whitespace-character-count="13421"/>
  </office:meta>
</office:document-meta>
</file>

<file path=Object 1/content.xml><?xml version="1.0" encoding="utf-8"?>
<math xmlns="http://www.w3.org/1998/Math/MathML" display="block">
  <semantics>
    <mrow>
      <mrow>
        <mrow>
          <mn>14,717</mn>
          <mo stretchy="false">∗</mo>
          <mn>10</mn>
        </mrow>
        <mo stretchy="false">−</mo>
        <mn>6</mn>
        <mo stretchy="false">+</mo>
        <mfrac>
          <mi>x</mi>
          <mn>0,880</mn>
        </mfrac>
      </mrow>
      <mo stretchy="false">=</mo>
      <mrow>
        <mrow>
          <mn>55,388</mn>
          <mo stretchy="false">∗</mo>
          <mn>10</mn>
        </mrow>
        <mo stretchy="false">−</mo>
        <mn>6</mn>
        <mo stretchy="false">+</mo>
        <mfrac>
          <mi>x</mi>
          <mn>123,580</mn>
        </mfrac>
      </mrow>
    </mrow>
    <annotation encoding="StarMath 5.0">14,717*10-6 + {x} over {0,880} = 55,388*10-6  + {x} over {123,580}</annotation>
  </semantics>
</math>
</file>